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Rw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Rab</text:p>
          </table:table-cell>
          <table:table-cell office:value-type="float" office:value="1000000" calcext:value-type="float">
            <text:p>1.000.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256-[.A4])/256*[.$B$2]+[.$B$1]" office:value-type="float" office:value="1000060" calcext:value-type="float">
            <text:p>1.000.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256-[.A5])/256*[.$B$2]+[.$B$1]" office:value-type="float" office:value="996153.75" calcext:value-type="float">
            <text:p>996.1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256-[.A6])/256*[.$B$2]+[.$B$1]" office:value-type="float" office:value="992247.5" calcext:value-type="float">
            <text:p>992.2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256-[.A7])/256*[.$B$2]+[.$B$1]" office:value-type="float" office:value="988341.25" calcext:value-type="float">
            <text:p>988.3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256-[.A8])/256*[.$B$2]+[.$B$1]" office:value-type="float" office:value="984435" calcext:value-type="float">
            <text:p>984.4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256-[.A9])/256*[.$B$2]+[.$B$1]" office:value-type="float" office:value="980528.75" calcext:value-type="float">
            <text:p>980.5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256-[.A10])/256*[.$B$2]+[.$B$1]" office:value-type="float" office:value="976622.5" calcext:value-type="float">
            <text:p>976.6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256-[.A11])/256*[.$B$2]+[.$B$1]" office:value-type="float" office:value="972716.25" calcext:value-type="float">
            <text:p>972.7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256-[.A12])/256*[.$B$2]+[.$B$1]" office:value-type="float" office:value="968810" calcext:value-type="float">
            <text:p>968.81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256-[.A13])/256*[.$B$2]+[.$B$1]" office:value-type="float" office:value="964903.75" calcext:value-type="float">
            <text:p>964.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256-[.A14])/256*[.$B$2]+[.$B$1]" office:value-type="float" office:value="960997.5" calcext:value-type="float">
            <text:p>960.9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256-[.A15])/256*[.$B$2]+[.$B$1]" office:value-type="float" office:value="957091.25" calcext:value-type="float">
            <text:p>957.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256-[.A16])/256*[.$B$2]+[.$B$1]" office:value-type="float" office:value="953185" calcext:value-type="float">
            <text:p>953.1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256-[.A17])/256*[.$B$2]+[.$B$1]" office:value-type="float" office:value="949278.75" calcext:value-type="float">
            <text:p>949.2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256-[.A18])/256*[.$B$2]+[.$B$1]" office:value-type="float" office:value="945372.5" calcext:value-type="float">
            <text:p>945.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256-[.A19])/256*[.$B$2]+[.$B$1]" office:value-type="float" office:value="941466.25" calcext:value-type="float">
            <text:p>941.46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256-[.A20])/256*[.$B$2]+[.$B$1]" office:value-type="float" office:value="937560" calcext:value-type="float">
            <text:p>937.5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256-[.A21])/256*[.$B$2]+[.$B$1]" office:value-type="float" office:value="933653.75" calcext:value-type="float">
            <text:p>933.6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256-[.A22])/256*[.$B$2]+[.$B$1]" office:value-type="float" office:value="929747.5" calcext:value-type="float">
            <text:p>929.7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256-[.A23])/256*[.$B$2]+[.$B$1]" office:value-type="float" office:value="925841.25" calcext:value-type="float">
            <text:p>925.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256-[.A24])/256*[.$B$2]+[.$B$1]" office:value-type="float" office:value="921935" calcext:value-type="float">
            <text:p>921.9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256-[.A25])/256*[.$B$2]+[.$B$1]" office:value-type="float" office:value="918028.75" calcext:value-type="float">
            <text:p>918.02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256-[.A26])/256*[.$B$2]+[.$B$1]" office:value-type="float" office:value="914122.5" calcext:value-type="float">
            <text:p>914.1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256-[.A27])/256*[.$B$2]+[.$B$1]" office:value-type="float" office:value="910216.25" calcext:value-type="float">
            <text:p>910.2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256-[.A28])/256*[.$B$2]+[.$B$1]" office:value-type="float" office:value="906310" calcext:value-type="float">
            <text:p>906.31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256-[.A29])/256*[.$B$2]+[.$B$1]" office:value-type="float" office:value="902403.75" calcext:value-type="float">
            <text:p>902.4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256-[.A30])/256*[.$B$2]+[.$B$1]" office:value-type="float" office:value="898497.5" calcext:value-type="float">
            <text:p>898.49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256-[.A31])/256*[.$B$2]+[.$B$1]" office:value-type="float" office:value="894591.25" calcext:value-type="float">
            <text:p>894.5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256-[.A32])/256*[.$B$2]+[.$B$1]" office:value-type="float" office:value="890685" calcext:value-type="float">
            <text:p>890.6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256-[.A33])/256*[.$B$2]+[.$B$1]" office:value-type="float" office:value="886778.75" calcext:value-type="float">
            <text:p>886.7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256-[.A34])/256*[.$B$2]+[.$B$1]" office:value-type="float" office:value="882872.5" calcext:value-type="float">
            <text:p>882.8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256-[.A35])/256*[.$B$2]+[.$B$1]" office:value-type="float" office:value="878966.25" calcext:value-type="float">
            <text:p>878.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256-[.A36])/256*[.$B$2]+[.$B$1]" office:value-type="float" office:value="875060" calcext:value-type="float">
            <text:p>875.0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256-[.A37])/256*[.$B$2]+[.$B$1]" office:value-type="float" office:value="871153.75" calcext:value-type="float">
            <text:p>871.1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256-[.A38])/256*[.$B$2]+[.$B$1]" office:value-type="float" office:value="867247.5" calcext:value-type="float">
            <text:p>867.24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256-[.A39])/256*[.$B$2]+[.$B$1]" office:value-type="float" office:value="863341.25" calcext:value-type="float">
            <text:p>863.3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256-[.A40])/256*[.$B$2]+[.$B$1]" office:value-type="float" office:value="859435" calcext:value-type="float">
            <text:p>859.43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256-[.A41])/256*[.$B$2]+[.$B$1]" office:value-type="float" office:value="855528.75" calcext:value-type="float">
            <text:p>855.5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256-[.A42])/256*[.$B$2]+[.$B$1]" office:value-type="float" office:value="851622.5" calcext:value-type="float">
            <text:p>851.62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256-[.A43])/256*[.$B$2]+[.$B$1]" office:value-type="float" office:value="847716.25" calcext:value-type="float">
            <text:p>847.7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256-[.A44])/256*[.$B$2]+[.$B$1]" office:value-type="float" office:value="843810" calcext:value-type="float">
            <text:p>843.8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256-[.A45])/256*[.$B$2]+[.$B$1]" office:value-type="float" office:value="839903.75" calcext:value-type="float">
            <text:p>839.90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256-[.A46])/256*[.$B$2]+[.$B$1]" office:value-type="float" office:value="835997.5" calcext:value-type="float">
            <text:p>835.99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256-[.A47])/256*[.$B$2]+[.$B$1]" office:value-type="float" office:value="832091.25" calcext:value-type="float">
            <text:p>832.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256-[.A48])/256*[.$B$2]+[.$B$1]" office:value-type="float" office:value="828185" calcext:value-type="float">
            <text:p>828.1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256-[.A49])/256*[.$B$2]+[.$B$1]" office:value-type="float" office:value="824278.75" calcext:value-type="float">
            <text:p>824.27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256-[.A50])/256*[.$B$2]+[.$B$1]" office:value-type="float" office:value="820372.5" calcext:value-type="float">
            <text:p>820.37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256-[.A51])/256*[.$B$2]+[.$B$1]" office:value-type="float" office:value="816466.25" calcext:value-type="float">
            <text:p>816.4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256-[.A52])/256*[.$B$2]+[.$B$1]" office:value-type="float" office:value="812560" calcext:value-type="float">
            <text:p>812.5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256-[.A53])/256*[.$B$2]+[.$B$1]" office:value-type="float" office:value="808653.75" calcext:value-type="float">
            <text:p>808.6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256-[.A54])/256*[.$B$2]+[.$B$1]" office:value-type="float" office:value="804747.5" calcext:value-type="float">
            <text:p>804.7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256-[.A55])/256*[.$B$2]+[.$B$1]" office:value-type="float" office:value="800841.25" calcext:value-type="float">
            <text:p>800.84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256-[.A56])/256*[.$B$2]+[.$B$1]" office:value-type="float" office:value="796935" calcext:value-type="float">
            <text:p>796.9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256-[.A57])/256*[.$B$2]+[.$B$1]" office:value-type="float" office:value="793028.75" calcext:value-type="float">
            <text:p>793.02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256-[.A58])/256*[.$B$2]+[.$B$1]" office:value-type="float" office:value="789122.5" calcext:value-type="float">
            <text:p>789.1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256-[.A59])/256*[.$B$2]+[.$B$1]" office:value-type="float" office:value="785216.25" calcext:value-type="float">
            <text:p>785.2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256-[.A60])/256*[.$B$2]+[.$B$1]" office:value-type="float" office:value="781310" calcext:value-type="float">
            <text:p>781.31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256-[.A61])/256*[.$B$2]+[.$B$1]" office:value-type="float" office:value="777403.75" calcext:value-type="float">
            <text:p>777.40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256-[.A62])/256*[.$B$2]+[.$B$1]" office:value-type="float" office:value="773497.5" calcext:value-type="float">
            <text:p>773.4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256-[.A63])/256*[.$B$2]+[.$B$1]" office:value-type="float" office:value="769591.25" calcext:value-type="float">
            <text:p>769.5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256-[.A64])/256*[.$B$2]+[.$B$1]" office:value-type="float" office:value="765685" calcext:value-type="float">
            <text:p>765.6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256-[.A65])/256*[.$B$2]+[.$B$1]" office:value-type="float" office:value="761778.75" calcext:value-type="float">
            <text:p>761.7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256-[.A66])/256*[.$B$2]+[.$B$1]" office:value-type="float" office:value="757872.5" calcext:value-type="float">
            <text:p>757.8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256-[.A67])/256*[.$B$2]+[.$B$1]" office:value-type="float" office:value="753966.25" calcext:value-type="float">
            <text:p>753.9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256-[.A68])/256*[.$B$2]+[.$B$1]" office:value-type="float" office:value="750060" calcext:value-type="float">
            <text:p>750.0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256-[.A69])/256*[.$B$2]+[.$B$1]" office:value-type="float" office:value="746153.75" calcext:value-type="float">
            <text:p>746.1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256-[.A70])/256*[.$B$2]+[.$B$1]" office:value-type="float" office:value="742247.5" calcext:value-type="float">
            <text:p>742.24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256-[.A71])/256*[.$B$2]+[.$B$1]" office:value-type="float" office:value="738341.25" calcext:value-type="float">
            <text:p>738.34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256-[.A72])/256*[.$B$2]+[.$B$1]" office:value-type="float" office:value="734435" calcext:value-type="float">
            <text:p>734.4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256-[.A73])/256*[.$B$2]+[.$B$1]" office:value-type="float" office:value="730528.75" calcext:value-type="float">
            <text:p>730.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256-[.A74])/256*[.$B$2]+[.$B$1]" office:value-type="float" office:value="726622.5" calcext:value-type="float">
            <text:p>726.62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256-[.A75])/256*[.$B$2]+[.$B$1]" office:value-type="float" office:value="722716.25" calcext:value-type="float">
            <text:p>722.7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256-[.A76])/256*[.$B$2]+[.$B$1]" office:value-type="float" office:value="718810" calcext:value-type="float">
            <text:p>718.81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256-[.A77])/256*[.$B$2]+[.$B$1]" office:value-type="float" office:value="714903.75" calcext:value-type="float">
            <text:p>714.9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256-[.A78])/256*[.$B$2]+[.$B$1]" office:value-type="float" office:value="710997.5" calcext:value-type="float">
            <text:p>710.99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256-[.A79])/256*[.$B$2]+[.$B$1]" office:value-type="float" office:value="707091.25" calcext:value-type="float">
            <text:p>707.09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256-[.A80])/256*[.$B$2]+[.$B$1]" office:value-type="float" office:value="703185" calcext:value-type="float">
            <text:p>703.1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256-[.A81])/256*[.$B$2]+[.$B$1]" office:value-type="float" office:value="699278.75" calcext:value-type="float">
            <text:p>699.27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256-[.A82])/256*[.$B$2]+[.$B$1]" office:value-type="float" office:value="695372.5" calcext:value-type="float">
            <text:p>695.37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256-[.A83])/256*[.$B$2]+[.$B$1]" office:value-type="float" office:value="691466.25" calcext:value-type="float">
            <text:p>691.46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256-[.A84])/256*[.$B$2]+[.$B$1]" office:value-type="float" office:value="687560" calcext:value-type="float">
            <text:p>687.5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256-[.A85])/256*[.$B$2]+[.$B$1]" office:value-type="float" office:value="683653.75" calcext:value-type="float">
            <text:p>683.65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256-[.A86])/256*[.$B$2]+[.$B$1]" office:value-type="float" office:value="679747.5" calcext:value-type="float">
            <text:p>679.74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256-[.A87])/256*[.$B$2]+[.$B$1]" office:value-type="float" office:value="675841.25" calcext:value-type="float">
            <text:p>675.84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256-[.A88])/256*[.$B$2]+[.$B$1]" office:value-type="float" office:value="671935" calcext:value-type="float">
            <text:p>671.9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256-[.A89])/256*[.$B$2]+[.$B$1]" office:value-type="float" office:value="668028.75" calcext:value-type="float">
            <text:p>668.02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256-[.A90])/256*[.$B$2]+[.$B$1]" office:value-type="float" office:value="664122.5" calcext:value-type="float">
            <text:p>664.12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(256-[.A91])/256*[.$B$2]+[.$B$1]" office:value-type="float" office:value="660216.25" calcext:value-type="float">
            <text:p>660.2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(256-[.A92])/256*[.$B$2]+[.$B$1]" office:value-type="float" office:value="656310" calcext:value-type="float">
            <text:p>656.3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(256-[.A93])/256*[.$B$2]+[.$B$1]" office:value-type="float" office:value="652403.75" calcext:value-type="float">
            <text:p>652.4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(256-[.A94])/256*[.$B$2]+[.$B$1]" office:value-type="float" office:value="648497.5" calcext:value-type="float">
            <text:p>648.4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(256-[.A95])/256*[.$B$2]+[.$B$1]" office:value-type="float" office:value="644591.25" calcext:value-type="float">
            <text:p>644.5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(256-[.A96])/256*[.$B$2]+[.$B$1]" office:value-type="float" office:value="640685" calcext:value-type="float">
            <text:p>640.6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(256-[.A97])/256*[.$B$2]+[.$B$1]" office:value-type="float" office:value="636778.75" calcext:value-type="float">
            <text:p>636.7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(256-[.A98])/256*[.$B$2]+[.$B$1]" office:value-type="float" office:value="632872.5" calcext:value-type="float">
            <text:p>632.87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(256-[.A99])/256*[.$B$2]+[.$B$1]" office:value-type="float" office:value="628966.25" calcext:value-type="float">
            <text:p>628.96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(256-[.A100])/256*[.$B$2]+[.$B$1]" office:value-type="float" office:value="625060" calcext:value-type="float">
            <text:p>625.0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(256-[.A101])/256*[.$B$2]+[.$B$1]" office:value-type="float" office:value="621153.75" calcext:value-type="float">
            <text:p>621.1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(256-[.A102])/256*[.$B$2]+[.$B$1]" office:value-type="float" office:value="617247.5" calcext:value-type="float">
            <text:p>617.2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(256-[.A103])/256*[.$B$2]+[.$B$1]" office:value-type="float" office:value="613341.25" calcext:value-type="float">
            <text:p>613.3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(256-[.A104])/256*[.$B$2]+[.$B$1]" office:value-type="float" office:value="609435" calcext:value-type="float">
            <text:p>609.4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(256-[.A105])/256*[.$B$2]+[.$B$1]" office:value-type="float" office:value="605528.75" calcext:value-type="float">
            <text:p>605.5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(256-[.A106])/256*[.$B$2]+[.$B$1]" office:value-type="float" office:value="601622.5" calcext:value-type="float">
            <text:p>601.62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(256-[.A107])/256*[.$B$2]+[.$B$1]" office:value-type="float" office:value="597716.25" calcext:value-type="float">
            <text:p>597.7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(256-[.A108])/256*[.$B$2]+[.$B$1]" office:value-type="float" office:value="593810" calcext:value-type="float">
            <text:p>593.8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(256-[.A109])/256*[.$B$2]+[.$B$1]" office:value-type="float" office:value="589903.75" calcext:value-type="float">
            <text:p>589.90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(256-[.A110])/256*[.$B$2]+[.$B$1]" office:value-type="float" office:value="585997.5" calcext:value-type="float">
            <text:p>585.99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(256-[.A111])/256*[.$B$2]+[.$B$1]" office:value-type="float" office:value="582091.25" calcext:value-type="float">
            <text:p>582.09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(256-[.A112])/256*[.$B$2]+[.$B$1]" office:value-type="float" office:value="578185" calcext:value-type="float">
            <text:p>578.1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(256-[.A113])/256*[.$B$2]+[.$B$1]" office:value-type="float" office:value="574278.75" calcext:value-type="float">
            <text:p>574.2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(256-[.A114])/256*[.$B$2]+[.$B$1]" office:value-type="float" office:value="570372.5" calcext:value-type="float">
            <text:p>570.37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(256-[.A115])/256*[.$B$2]+[.$B$1]" office:value-type="float" office:value="566466.25" calcext:value-type="float">
            <text:p>566.46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(256-[.A116])/256*[.$B$2]+[.$B$1]" office:value-type="float" office:value="562560" calcext:value-type="float">
            <text:p>562.5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(256-[.A117])/256*[.$B$2]+[.$B$1]" office:value-type="float" office:value="558653.75" calcext:value-type="float">
            <text:p>558.6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(256-[.A118])/256*[.$B$2]+[.$B$1]" office:value-type="float" office:value="554747.5" calcext:value-type="float">
            <text:p>554.74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(256-[.A119])/256*[.$B$2]+[.$B$1]" office:value-type="float" office:value="550841.25" calcext:value-type="float">
            <text:p>550.8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(256-[.A120])/256*[.$B$2]+[.$B$1]" office:value-type="float" office:value="546935" calcext:value-type="float">
            <text:p>546.93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(256-[.A121])/256*[.$B$2]+[.$B$1]" office:value-type="float" office:value="543028.75" calcext:value-type="float">
            <text:p>543.02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(256-[.A122])/256*[.$B$2]+[.$B$1]" office:value-type="float" office:value="539122.5" calcext:value-type="float">
            <text:p>539.12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(256-[.A123])/256*[.$B$2]+[.$B$1]" office:value-type="float" office:value="535216.25" calcext:value-type="float">
            <text:p>535.21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(256-[.A124])/256*[.$B$2]+[.$B$1]" office:value-type="float" office:value="531310" calcext:value-type="float">
            <text:p>531.31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(256-[.A125])/256*[.$B$2]+[.$B$1]" office:value-type="float" office:value="527403.75" calcext:value-type="float">
            <text:p>527.40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(256-[.A126])/256*[.$B$2]+[.$B$1]" office:value-type="float" office:value="523497.5" calcext:value-type="float">
            <text:p>523.49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(256-[.A127])/256*[.$B$2]+[.$B$1]" office:value-type="float" office:value="519591.25" calcext:value-type="float">
            <text:p>519.59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(256-[.A128])/256*[.$B$2]+[.$B$1]" office:value-type="float" office:value="515685" calcext:value-type="float">
            <text:p>515.6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(256-[.A129])/256*[.$B$2]+[.$B$1]" office:value-type="float" office:value="511778.75" calcext:value-type="float">
            <text:p>511.77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(256-[.A130])/256*[.$B$2]+[.$B$1]" office:value-type="float" office:value="507872.5" calcext:value-type="float">
            <text:p>507.87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(256-[.A131])/256*[.$B$2]+[.$B$1]" office:value-type="float" office:value="503966.25" calcext:value-type="float">
            <text:p>503.96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(256-[.A132])/256*[.$B$2]+[.$B$1]" office:value-type="float" office:value="500060" calcext:value-type="float">
            <text:p>500.06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(256-[.A133])/256*[.$B$2]+[.$B$1]" office:value-type="float" office:value="496153.75" calcext:value-type="float">
            <text:p>496.1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256-[.A134])/256*[.$B$2]+[.$B$1]" office:value-type="float" office:value="492247.5" calcext:value-type="float">
            <text:p>492.24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(256-[.A135])/256*[.$B$2]+[.$B$1]" office:value-type="float" office:value="488341.25" calcext:value-type="float">
            <text:p>488.34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(256-[.A136])/256*[.$B$2]+[.$B$1]" office:value-type="float" office:value="484435" calcext:value-type="float">
            <text:p>484.43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(256-[.A137])/256*[.$B$2]+[.$B$1]" office:value-type="float" office:value="480528.75" calcext:value-type="float">
            <text:p>480.52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(256-[.A138])/256*[.$B$2]+[.$B$1]" office:value-type="float" office:value="476622.5" calcext:value-type="float">
            <text:p>476.62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(256-[.A139])/256*[.$B$2]+[.$B$1]" office:value-type="float" office:value="472716.25" calcext:value-type="float">
            <text:p>472.7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(256-[.A140])/256*[.$B$2]+[.$B$1]" office:value-type="float" office:value="468810" calcext:value-type="float">
            <text:p>468.81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(256-[.A141])/256*[.$B$2]+[.$B$1]" office:value-type="float" office:value="464903.75" calcext:value-type="float">
            <text:p>464.9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(256-[.A142])/256*[.$B$2]+[.$B$1]" office:value-type="float" office:value="460997.5" calcext:value-type="float">
            <text:p>460.99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(256-[.A143])/256*[.$B$2]+[.$B$1]" office:value-type="float" office:value="457091.25" calcext:value-type="float">
            <text:p>457.0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(256-[.A144])/256*[.$B$2]+[.$B$1]" office:value-type="float" office:value="453185" calcext:value-type="float">
            <text:p>453.1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(256-[.A145])/256*[.$B$2]+[.$B$1]" office:value-type="float" office:value="449278.75" calcext:value-type="float">
            <text:p>449.2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(256-[.A146])/256*[.$B$2]+[.$B$1]" office:value-type="float" office:value="445372.5" calcext:value-type="float">
            <text:p>445.3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(256-[.A147])/256*[.$B$2]+[.$B$1]" office:value-type="float" office:value="441466.25" calcext:value-type="float">
            <text:p>441.4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(256-[.A148])/256*[.$B$2]+[.$B$1]" office:value-type="float" office:value="437560" calcext:value-type="float">
            <text:p>437.56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(256-[.A149])/256*[.$B$2]+[.$B$1]" office:value-type="float" office:value="433653.75" calcext:value-type="float">
            <text:p>433.65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(256-[.A150])/256*[.$B$2]+[.$B$1]" office:value-type="float" office:value="429747.5" calcext:value-type="float">
            <text:p>429.74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(256-[.A151])/256*[.$B$2]+[.$B$1]" office:value-type="float" office:value="425841.25" calcext:value-type="float">
            <text:p>425.8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(256-[.A152])/256*[.$B$2]+[.$B$1]" office:value-type="float" office:value="421935" calcext:value-type="float">
            <text:p>421.93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(256-[.A153])/256*[.$B$2]+[.$B$1]" office:value-type="float" office:value="418028.75" calcext:value-type="float">
            <text:p>418.0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(256-[.A154])/256*[.$B$2]+[.$B$1]" office:value-type="float" office:value="414122.5" calcext:value-type="float">
            <text:p>414.12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(256-[.A155])/256*[.$B$2]+[.$B$1]" office:value-type="float" office:value="410216.25" calcext:value-type="float">
            <text:p>410.2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(256-[.A156])/256*[.$B$2]+[.$B$1]" office:value-type="float" office:value="406310" calcext:value-type="float">
            <text:p>406.31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(256-[.A157])/256*[.$B$2]+[.$B$1]" office:value-type="float" office:value="402403.75" calcext:value-type="float">
            <text:p>402.4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(256-[.A158])/256*[.$B$2]+[.$B$1]" office:value-type="float" office:value="398497.5" calcext:value-type="float">
            <text:p>398.49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(256-[.A159])/256*[.$B$2]+[.$B$1]" office:value-type="float" office:value="394591.25" calcext:value-type="float">
            <text:p>394.5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(256-[.A160])/256*[.$B$2]+[.$B$1]" office:value-type="float" office:value="390685" calcext:value-type="float">
            <text:p>390.68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(256-[.A161])/256*[.$B$2]+[.$B$1]" office:value-type="float" office:value="386778.75" calcext:value-type="float">
            <text:p>386.77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(256-[.A162])/256*[.$B$2]+[.$B$1]" office:value-type="float" office:value="382872.5" calcext:value-type="float">
            <text:p>382.87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(256-[.A163])/256*[.$B$2]+[.$B$1]" office:value-type="float" office:value="378966.25" calcext:value-type="float">
            <text:p>378.96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(256-[.A164])/256*[.$B$2]+[.$B$1]" office:value-type="float" office:value="375060" calcext:value-type="float">
            <text:p>375.0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(256-[.A165])/256*[.$B$2]+[.$B$1]" office:value-type="float" office:value="371153.75" calcext:value-type="float">
            <text:p>371.15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(256-[.A166])/256*[.$B$2]+[.$B$1]" office:value-type="float" office:value="367247.5" calcext:value-type="float">
            <text:p>367.24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(256-[.A167])/256*[.$B$2]+[.$B$1]" office:value-type="float" office:value="363341.25" calcext:value-type="float">
            <text:p>363.3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(256-[.A168])/256*[.$B$2]+[.$B$1]" office:value-type="float" office:value="359435" calcext:value-type="float">
            <text:p>359.43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(256-[.A169])/256*[.$B$2]+[.$B$1]" office:value-type="float" office:value="355528.75" calcext:value-type="float">
            <text:p>355.5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(256-[.A170])/256*[.$B$2]+[.$B$1]" office:value-type="float" office:value="351622.5" calcext:value-type="float">
            <text:p>351.62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(256-[.A171])/256*[.$B$2]+[.$B$1]" office:value-type="float" office:value="347716.25" calcext:value-type="float">
            <text:p>347.7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(256-[.A172])/256*[.$B$2]+[.$B$1]" office:value-type="float" office:value="343810" calcext:value-type="float">
            <text:p>343.81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(256-[.A173])/256*[.$B$2]+[.$B$1]" office:value-type="float" office:value="339903.75" calcext:value-type="float">
            <text:p>339.9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(256-[.A174])/256*[.$B$2]+[.$B$1]" office:value-type="float" office:value="335997.5" calcext:value-type="float">
            <text:p>335.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(256-[.A175])/256*[.$B$2]+[.$B$1]" office:value-type="float" office:value="332091.25" calcext:value-type="float">
            <text:p>332.09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(256-[.A176])/256*[.$B$2]+[.$B$1]" office:value-type="float" office:value="328185" calcext:value-type="float">
            <text:p>328.1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(256-[.A177])/256*[.$B$2]+[.$B$1]" office:value-type="float" office:value="324278.75" calcext:value-type="float">
            <text:p>324.27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(256-[.A178])/256*[.$B$2]+[.$B$1]" office:value-type="float" office:value="320372.5" calcext:value-type="float">
            <text:p>320.37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(256-[.A179])/256*[.$B$2]+[.$B$1]" office:value-type="float" office:value="316466.25" calcext:value-type="float">
            <text:p>316.46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(256-[.A180])/256*[.$B$2]+[.$B$1]" office:value-type="float" office:value="312560" calcext:value-type="float">
            <text:p>312.5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(256-[.A181])/256*[.$B$2]+[.$B$1]" office:value-type="float" office:value="308653.75" calcext:value-type="float">
            <text:p>308.65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(256-[.A182])/256*[.$B$2]+[.$B$1]" office:value-type="float" office:value="304747.5" calcext:value-type="float">
            <text:p>304.74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(256-[.A183])/256*[.$B$2]+[.$B$1]" office:value-type="float" office:value="300841.25" calcext:value-type="float">
            <text:p>300.84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(256-[.A184])/256*[.$B$2]+[.$B$1]" office:value-type="float" office:value="296935" calcext:value-type="float">
            <text:p>296.93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(256-[.A185])/256*[.$B$2]+[.$B$1]" office:value-type="float" office:value="293028.75" calcext:value-type="float">
            <text:p>293.0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(256-[.A186])/256*[.$B$2]+[.$B$1]" office:value-type="float" office:value="289122.5" calcext:value-type="float">
            <text:p>289.12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(256-[.A187])/256*[.$B$2]+[.$B$1]" office:value-type="float" office:value="285216.25" calcext:value-type="float">
            <text:p>285.2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(256-[.A188])/256*[.$B$2]+[.$B$1]" office:value-type="float" office:value="281310" calcext:value-type="float">
            <text:p>281.3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(256-[.A189])/256*[.$B$2]+[.$B$1]" office:value-type="float" office:value="277403.75" calcext:value-type="float">
            <text:p>277.40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(256-[.A190])/256*[.$B$2]+[.$B$1]" office:value-type="float" office:value="273497.5" calcext:value-type="float">
            <text:p>273.49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(256-[.A191])/256*[.$B$2]+[.$B$1]" office:value-type="float" office:value="269591.25" calcext:value-type="float">
            <text:p>269.59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(256-[.A192])/256*[.$B$2]+[.$B$1]" office:value-type="float" office:value="265685" calcext:value-type="float">
            <text:p>265.68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(256-[.A193])/256*[.$B$2]+[.$B$1]" office:value-type="float" office:value="261778.75" calcext:value-type="float">
            <text:p>261.77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(256-[.A194])/256*[.$B$2]+[.$B$1]" office:value-type="float" office:value="257872.5" calcext:value-type="float">
            <text:p>257.8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(256-[.A195])/256*[.$B$2]+[.$B$1]" office:value-type="float" office:value="253966.25" calcext:value-type="float">
            <text:p>253.96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(256-[.A196])/256*[.$B$2]+[.$B$1]" office:value-type="float" office:value="250060" calcext:value-type="float">
            <text:p>250.06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(256-[.A197])/256*[.$B$2]+[.$B$1]" office:value-type="float" office:value="246153.75" calcext:value-type="float">
            <text:p>246.15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(256-[.A198])/256*[.$B$2]+[.$B$1]" office:value-type="float" office:value="242247.5" calcext:value-type="float">
            <text:p>242.2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(256-[.A199])/256*[.$B$2]+[.$B$1]" office:value-type="float" office:value="238341.25" calcext:value-type="float">
            <text:p>238.34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(256-[.A200])/256*[.$B$2]+[.$B$1]" office:value-type="float" office:value="234435" calcext:value-type="float">
            <text:p>234.43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(256-[.A201])/256*[.$B$2]+[.$B$1]" office:value-type="float" office:value="230528.75" calcext:value-type="float">
            <text:p>230.5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(256-[.A202])/256*[.$B$2]+[.$B$1]" office:value-type="float" office:value="226622.5" calcext:value-type="float">
            <text:p>226.6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(256-[.A203])/256*[.$B$2]+[.$B$1]" office:value-type="float" office:value="222716.25" calcext:value-type="float">
            <text:p>222.7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256-[.A204])/256*[.$B$2]+[.$B$1]" office:value-type="float" office:value="218810" calcext:value-type="float">
            <text:p>218.81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(256-[.A205])/256*[.$B$2]+[.$B$1]" office:value-type="float" office:value="214903.75" calcext:value-type="float">
            <text:p>214.9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(256-[.A206])/256*[.$B$2]+[.$B$1]" office:value-type="float" office:value="210997.5" calcext:value-type="float">
            <text:p>210.99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(256-[.A207])/256*[.$B$2]+[.$B$1]" office:value-type="float" office:value="207091.25" calcext:value-type="float">
            <text:p>207.09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(256-[.A208])/256*[.$B$2]+[.$B$1]" office:value-type="float" office:value="203185" calcext:value-type="float">
            <text:p>203.18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(256-[.A209])/256*[.$B$2]+[.$B$1]" office:value-type="float" office:value="199278.75" calcext:value-type="float">
            <text:p>199.27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(256-[.A210])/256*[.$B$2]+[.$B$1]" office:value-type="float" office:value="195372.5" calcext:value-type="float">
            <text:p>195.37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(256-[.A211])/256*[.$B$2]+[.$B$1]" office:value-type="float" office:value="191466.25" calcext:value-type="float">
            <text:p>191.4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(256-[.A212])/256*[.$B$2]+[.$B$1]" office:value-type="float" office:value="187560" calcext:value-type="float">
            <text:p>187.56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(256-[.A213])/256*[.$B$2]+[.$B$1]" office:value-type="float" office:value="183653.75" calcext:value-type="float">
            <text:p>183.65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(256-[.A214])/256*[.$B$2]+[.$B$1]" office:value-type="float" office:value="179747.5" calcext:value-type="float">
            <text:p>179.74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(256-[.A215])/256*[.$B$2]+[.$B$1]" office:value-type="float" office:value="175841.25" calcext:value-type="float">
            <text:p>175.84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(256-[.A216])/256*[.$B$2]+[.$B$1]" office:value-type="float" office:value="171935" calcext:value-type="float">
            <text:p>171.93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(256-[.A217])/256*[.$B$2]+[.$B$1]" office:value-type="float" office:value="168028.75" calcext:value-type="float">
            <text:p>168.0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(256-[.A218])/256*[.$B$2]+[.$B$1]" office:value-type="float" office:value="164122.5" calcext:value-type="float">
            <text:p>164.1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(256-[.A219])/256*[.$B$2]+[.$B$1]" office:value-type="float" office:value="160216.25" calcext:value-type="float">
            <text:p>160.21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(256-[.A220])/256*[.$B$2]+[.$B$1]" office:value-type="float" office:value="156310" calcext:value-type="float">
            <text:p>156.31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(256-[.A221])/256*[.$B$2]+[.$B$1]" office:value-type="float" office:value="152403.75" calcext:value-type="float">
            <text:p>152.4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(256-[.A222])/256*[.$B$2]+[.$B$1]" office:value-type="float" office:value="148497.5" calcext:value-type="float">
            <text:p>148.49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(256-[.A223])/256*[.$B$2]+[.$B$1]" office:value-type="float" office:value="144591.25" calcext:value-type="float">
            <text:p>144.59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(256-[.A224])/256*[.$B$2]+[.$B$1]" office:value-type="float" office:value="140685" calcext:value-type="float">
            <text:p>140.68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(256-[.A225])/256*[.$B$2]+[.$B$1]" office:value-type="float" office:value="136778.75" calcext:value-type="float">
            <text:p>136.7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(256-[.A226])/256*[.$B$2]+[.$B$1]" office:value-type="float" office:value="132872.5" calcext:value-type="float">
            <text:p>132.8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(256-[.A227])/256*[.$B$2]+[.$B$1]" office:value-type="float" office:value="128966.25" calcext:value-type="float">
            <text:p>128.9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(256-[.A228])/256*[.$B$2]+[.$B$1]" office:value-type="float" office:value="125060" calcext:value-type="float">
            <text:p>125.06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(256-[.A229])/256*[.$B$2]+[.$B$1]" office:value-type="float" office:value="121153.75" calcext:value-type="float">
            <text:p>121.15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(256-[.A230])/256*[.$B$2]+[.$B$1]" office:value-type="float" office:value="117247.5" calcext:value-type="float">
            <text:p>117.24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(256-[.A231])/256*[.$B$2]+[.$B$1]" office:value-type="float" office:value="113341.25" calcext:value-type="float">
            <text:p>113.34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(256-[.A232])/256*[.$B$2]+[.$B$1]" office:value-type="float" office:value="109435" calcext:value-type="float">
            <text:p>109.43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(256-[.A233])/256*[.$B$2]+[.$B$1]" office:value-type="float" office:value="105528.75" calcext:value-type="float">
            <text:p>105.5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(256-[.A234])/256*[.$B$2]+[.$B$1]" office:value-type="float" office:value="101622.5" calcext:value-type="float">
            <text:p>101.62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(256-[.A235])/256*[.$B$2]+[.$B$1]" office:value-type="float" office:value="97716.25" calcext:value-type="float">
            <text:p>97.71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(256-[.A236])/256*[.$B$2]+[.$B$1]" office:value-type="float" office:value="93810" calcext:value-type="float">
            <text:p>93.81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(256-[.A237])/256*[.$B$2]+[.$B$1]" office:value-type="float" office:value="89903.75" calcext:value-type="float">
            <text:p>89.90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(256-[.A238])/256*[.$B$2]+[.$B$1]" office:value-type="float" office:value="85997.5" calcext:value-type="float">
            <text:p>85.99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(256-[.A239])/256*[.$B$2]+[.$B$1]" office:value-type="float" office:value="82091.25" calcext:value-type="float">
            <text:p>82.09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(256-[.A240])/256*[.$B$2]+[.$B$1]" office:value-type="float" office:value="78185" calcext:value-type="float">
            <text:p>78.1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(256-[.A241])/256*[.$B$2]+[.$B$1]" office:value-type="float" office:value="74278.75" calcext:value-type="float">
            <text:p>74.2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(256-[.A242])/256*[.$B$2]+[.$B$1]" office:value-type="float" office:value="70372.5" calcext:value-type="float">
            <text:p>70.3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(256-[.A243])/256*[.$B$2]+[.$B$1]" office:value-type="float" office:value="66466.25" calcext:value-type="float">
            <text:p>66.46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256-[.A244])/256*[.$B$2]+[.$B$1]" office:value-type="float" office:value="62560" calcext:value-type="float">
            <text:p>62.56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(256-[.A245])/256*[.$B$2]+[.$B$1]" office:value-type="float" office:value="58653.75" calcext:value-type="float">
            <text:p>58.65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(256-[.A246])/256*[.$B$2]+[.$B$1]" office:value-type="float" office:value="54747.5" calcext:value-type="float">
            <text:p>54.74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(256-[.A247])/256*[.$B$2]+[.$B$1]" office:value-type="float" office:value="50841.25" calcext:value-type="float">
            <text:p>50.8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(256-[.A248])/256*[.$B$2]+[.$B$1]" office:value-type="float" office:value="46935" calcext:value-type="float">
            <text:p>46.93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(256-[.A249])/256*[.$B$2]+[.$B$1]" office:value-type="float" office:value="43028.75" calcext:value-type="float">
            <text:p>43.0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(256-[.A250])/256*[.$B$2]+[.$B$1]" office:value-type="float" office:value="39122.5" calcext:value-type="float">
            <text:p>39.12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(256-[.A251])/256*[.$B$2]+[.$B$1]" office:value-type="float" office:value="35216.25" calcext:value-type="float">
            <text:p>35.2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(256-[.A252])/256*[.$B$2]+[.$B$1]" office:value-type="float" office:value="31310" calcext:value-type="float">
            <text:p>31.31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(256-[.A253])/256*[.$B$2]+[.$B$1]" office:value-type="float" office:value="27403.75" calcext:value-type="float">
            <text:p>27.40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(256-[.A254])/256*[.$B$2]+[.$B$1]" office:value-type="float" office:value="23497.5" calcext:value-type="float">
            <text:p>23.4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(256-[.A255])/256*[.$B$2]+[.$B$1]" office:value-type="float" office:value="19591.25" calcext:value-type="float">
            <text:p>19.59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(256-[.A256])/256*[.$B$2]+[.$B$1]" office:value-type="float" office:value="15685" calcext:value-type="float">
            <text:p>15.68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(256-[.A257])/256*[.$B$2]+[.$B$1]" office:value-type="float" office:value="11778.75" calcext:value-type="float">
            <text:p>11.77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(256-[.A258])/256*[.$B$2]+[.$B$1]" office:value-type="float" office:value="7872.5" calcext:value-type="float">
            <text:p>7.87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(256-[.A259])/256*[.$B$2]+[.$B$1]" office:value-type="float" office:value="3966.25" calcext:value-type="float">
            <text:p>3.966</text:p>
          </table:table-cell>
        </table:table-row>
        <table:table-row table:style-name="ro1" table:number-rows-repeated="104831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5T22:42:50.713647921</meta:creation-date>
    <dc:date>2020-03-25T23:10:28.576618214</dc:date>
    <meta:editing-duration>PT17M27S</meta:editing-duration>
    <meta:editing-cycles>1</meta:editing-cycles>
    <meta:document-statistic meta:table-count="1" meta:cell-count="516" meta:object-count="0"/>
    <meta:generator>LibreOffice/6.4.1.2$Linux_X86_64 LibreOffice_project/40$Build-2</meta:generator>
  </office:meta>
</office:document-meta>
</file>